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1pt" fo:font-weight="normal" officeooo:rsid="0006ba26" officeooo:paragraph-rsid="0006ba26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02e4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a0bd4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7pt" officeooo:rsid="001c6e07" officeooo:paragraph-rsid="001c6e07" style:font-size-asian="11pt" style:font-size-complex="11pt"/>
    </style:style>
    <style:style style:name="P5" style:family="paragraph" style:parent-style-name="Standard">
      <style:text-properties style:font-name="arial" fo:font-size="17pt" style:text-underline-style="solid" style:text-underline-width="auto" style:text-underline-color="font-color" fo:font-weight="bold" officeooo:rsid="0001e7ce" officeooo:paragraph-rsid="0001e7c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7pt" fo:font-weight="bold" officeooo:rsid="0001e7ce" officeooo:paragraph-rsid="000cd7c3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normal" officeooo:rsid="0006ba26" officeooo:paragraph-rsid="0001e7ce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d4d4d4" loext:opacity="100%" style:font-name="arial" fo:font-size="11pt" style:text-underline-style="none" fo:font-weight="normal" officeooo:rsid="0013d8ce" officeooo:paragraph-rsid="00105b47" fo:background-color="#1e1e1e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officeooo:rsid="0001e7ce" officeooo:paragraph-rsid="0029e2e4" style:font-size-asian="11pt" style:font-size-complex="11pt"/>
    </style:style>
    <style:style style:name="P10" style:family="paragraph" style:parent-style-name="Standard">
      <style:text-properties style:font-name="arial" fo:font-size="11pt" officeooo:rsid="0001e7ce" officeooo:paragraph-rsid="002b3d39" style:font-size-asian="11pt" style:font-size-complex="11pt"/>
    </style:style>
    <style:style style:name="P11" style:family="paragraph" style:parent-style-name="Standard">
      <style:text-properties style:font-name="arial" fo:font-size="11pt" officeooo:rsid="002b3d39" officeooo:paragraph-rsid="002b3d39" style:font-size-asian="11pt" style:font-size-complex="11pt"/>
    </style:style>
    <style:style style:name="P12" style:family="paragraph" style:parent-style-name="Standard">
      <style:text-properties style:font-name="arial" fo:font-size="11pt" officeooo:rsid="002b3d39" officeooo:paragraph-rsid="00303156" style:font-size-asian="11pt" style:font-size-complex="11pt"/>
    </style:style>
    <style:style style:name="P13" style:family="paragraph" style:parent-style-name="Standard">
      <style:text-properties style:font-name="arial" fo:font-size="11pt" officeooo:rsid="002b3d39" officeooo:paragraph-rsid="00388c66" style:font-size-asian="11pt" style:font-size-complex="11pt"/>
    </style:style>
    <style:style style:name="P14" style:family="paragraph" style:parent-style-name="Standard">
      <style:text-properties style:font-name="arial" fo:font-size="11pt" officeooo:rsid="002b3d39" officeooo:paragraph-rsid="005a546d" style:font-size-asian="11pt" style:font-size-complex="11pt"/>
    </style:style>
    <style:style style:name="P15" style:family="paragraph" style:parent-style-name="Standard">
      <style:text-properties style:font-name="arial" fo:font-size="11pt" officeooo:rsid="002b3d39" officeooo:paragraph-rsid="0060aa66" style:font-size-asian="11pt" style:font-size-complex="11pt"/>
    </style:style>
    <style:style style:name="P16" style:family="paragraph" style:parent-style-name="Standard">
      <style:text-properties style:font-name="arial" fo:font-size="11pt" officeooo:rsid="00303156" officeooo:paragraph-rsid="00303156" style:font-size-asian="11pt" style:font-size-complex="11pt"/>
    </style:style>
    <style:style style:name="P17" style:family="paragraph" style:parent-style-name="Standard">
      <style:text-properties style:font-name="arial" fo:font-size="11pt" officeooo:rsid="0034ccd6" officeooo:paragraph-rsid="0034ccd6" style:font-size-asian="11pt" style:font-size-complex="11pt"/>
    </style:style>
    <style:style style:name="P18" style:family="paragraph" style:parent-style-name="Standard">
      <style:text-properties style:font-name="arial" fo:font-size="11pt" officeooo:rsid="0034ccd6" officeooo:paragraph-rsid="003631b7" style:font-size-asian="11pt" style:font-size-complex="11pt"/>
    </style:style>
    <style:style style:name="P19" style:family="paragraph" style:parent-style-name="Standard">
      <style:text-properties style:font-name="arial" fo:font-size="11pt" officeooo:rsid="0034ccd6" officeooo:paragraph-rsid="00388c66" style:font-size-asian="11pt" style:font-size-complex="11pt"/>
    </style:style>
    <style:style style:name="P20" style:family="paragraph" style:parent-style-name="Standard">
      <style:text-properties style:font-name="arial" fo:font-size="11pt" officeooo:rsid="0034ccd6" officeooo:paragraph-rsid="0060aa66" style:font-size-asian="11pt" style:font-size-complex="11pt"/>
    </style:style>
    <style:style style:name="P21" style:family="paragraph" style:parent-style-name="Standard">
      <style:text-properties style:font-name="arial" fo:font-size="11pt" officeooo:rsid="00357f2d" officeooo:paragraph-rsid="00357f2d" style:font-size-asian="11pt" style:font-size-complex="11pt"/>
    </style:style>
    <style:style style:name="P22" style:family="paragraph" style:parent-style-name="Standard">
      <style:text-properties style:font-name="arial" fo:font-size="11pt" officeooo:rsid="00357f2d" officeooo:paragraph-rsid="0060aa66" style:font-size-asian="11pt" style:font-size-complex="11pt"/>
    </style:style>
    <style:style style:name="P23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1e7ce" officeooo:paragraph-rsid="000cd7c3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1e7ce" officeooo:paragraph-rsid="002f43d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1e7ce" officeooo:paragraph-rsid="00719e46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arial" fo:font-size="11pt" style:text-underline-style="solid" style:text-underline-width="auto" style:text-underline-color="font-color" officeooo:rsid="0001e7ce" officeooo:paragraph-rsid="002f43de" style:font-size-asian="11pt" style:font-size-complex="11pt"/>
    </style:style>
    <style:style style:name="P27" style:family="paragraph" style:parent-style-name="Standard">
      <style:text-properties style:font-name="arial" fo:font-size="11pt" fo:font-weight="normal" officeooo:rsid="0006ba26" officeooo:paragraph-rsid="0001e7ce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1pt" fo:font-weight="normal" officeooo:rsid="0006ba26" officeooo:paragraph-rsid="002161ac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" fo:font-size="11pt" fo:font-weight="normal" officeooo:rsid="0020a267" officeooo:paragraph-rsid="0020a267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arial" fo:font-size="11pt" fo:font-weight="normal" officeooo:rsid="0023ffef" officeooo:paragraph-rsid="0024ccec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2161ac" officeooo:paragraph-rsid="002161ac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" fo:font-size="11pt" fo:font-weight="normal" officeooo:rsid="002161ac" officeooo:paragraph-rsid="00229731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11pt" fo:font-weight="normal" officeooo:rsid="002161ac" officeooo:paragraph-rsid="0001e7ce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normal" officeooo:rsid="002607d3" officeooo:paragraph-rsid="002607d3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1pt" fo:font-weight="normal" officeooo:rsid="004cce4b" officeooo:paragraph-rsid="004cce4b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1pt" fo:font-weight="normal" officeooo:rsid="004f931d" officeooo:paragraph-rsid="004f931d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1pt" fo:font-weight="normal" officeooo:rsid="0034ccd6" officeooo:paragraph-rsid="005d5ca0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arial" fo:font-size="11pt" fo:font-weight="normal" officeooo:rsid="00303156" officeooo:paragraph-rsid="005a546d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arial" fo:font-size="11pt" fo:font-weight="bold" officeooo:rsid="0006ba26" officeooo:paragraph-rsid="0001e7ce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" fo:font-size="11pt" fo:font-weight="bold" officeooo:rsid="0020a267" officeooo:paragraph-rsid="0023ffef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" fo:font-size="11pt" fo:font-weight="bold" officeooo:rsid="002f43de" officeooo:paragraph-rsid="002f43de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arial" fo:font-size="11pt" fo:font-weight="bold" officeooo:rsid="002f43de" officeooo:paragraph-rsid="003a751b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arial" fo:font-size="11pt" fo:font-weight="bold" officeooo:rsid="002f43de" officeooo:paragraph-rsid="004b023e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arial" fo:font-size="11pt" fo:font-weight="bold" officeooo:rsid="002f43de" officeooo:paragraph-rsid="004cce4b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arial" fo:font-size="11pt" fo:font-weight="bold" officeooo:rsid="00357f2d" officeooo:paragraph-rsid="00357f2d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arial" fo:font-size="11pt" fo:font-weight="bold" officeooo:rsid="00357f2d" officeooo:paragraph-rsid="004f931d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arial" fo:font-size="11pt" fo:font-weight="bold" officeooo:rsid="00357f2d" officeooo:paragraph-rsid="0060aa66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arial" fo:font-size="11pt" fo:font-weight="bold" officeooo:rsid="00357f2d" officeooo:paragraph-rsid="006415c9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arial" fo:font-size="11pt" fo:font-weight="bold" officeooo:rsid="0034ccd6" officeooo:paragraph-rsid="00357f2d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arial" fo:font-size="11pt" fo:font-weight="bold" officeooo:rsid="0034ccd6" officeooo:paragraph-rsid="005d5ca0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arial" fo:font-size="11pt" fo:font-weight="bold" officeooo:rsid="0041d8b7" officeooo:paragraph-rsid="00446765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arial" fo:font-size="11pt" fo:font-weight="bold" officeooo:rsid="0041d8b7" officeooo:paragraph-rsid="007aa7cc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arial" fo:font-size="11pt" fo:font-weight="bold" officeooo:rsid="0041d8b7" officeooo:paragraph-rsid="0083e07a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arial" fo:font-size="11pt" fo:font-weight="bold" officeooo:rsid="00690790" officeooo:paragraph-rsid="00690790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arial" fo:font-size="11pt" fo:font-weight="bold" officeooo:rsid="00690790" officeooo:paragraph-rsid="006b8345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arial" fo:font-size="11pt" fo:font-weight="bold" officeooo:rsid="006b8345" officeooo:paragraph-rsid="006b8345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arial" fo:font-size="11pt" fo:font-weight="bold" officeooo:rsid="006b8345" officeooo:paragraph-rsid="006de455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arial" fo:font-size="11pt" fo:font-weight="bold" officeooo:rsid="006b8345" officeooo:paragraph-rsid="0083e07a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arial" fo:font-size="11pt" fo:font-weight="bold" officeooo:rsid="006de455" officeooo:paragraph-rsid="006edd90" style:font-size-asian="11pt" style:font-weight-asian="bold" style:font-size-complex="11pt" style:font-weight-complex="bold"/>
    </style:style>
    <style:style style:name="P60" style:family="paragraph" style:parent-style-name="Standard">
      <style:text-properties style:font-name="arial" fo:font-size="11pt" style:text-underline-style="none" fo:font-weight="bold" officeooo:rsid="0001e7ce" officeooo:paragraph-rsid="002f43de" style:font-size-asian="11pt" style:font-weight-asian="bold" style:font-size-complex="11pt" style:font-weight-complex="bold"/>
    </style:style>
    <style:style style:name="P61" style:family="paragraph" style:parent-style-name="Standard">
      <style:text-properties style:font-name="arial" fo:font-size="13pt" officeooo:rsid="002f43de" officeooo:paragraph-rsid="004227d0" style:font-size-asian="13pt" style:font-size-complex="13pt"/>
    </style:style>
    <style:style style:name="P62" style:family="paragraph" style:parent-style-name="Standard">
      <style:text-properties style:font-name="arial" fo:font-size="13pt" fo:font-weight="bold" officeooo:rsid="002f43de" officeooo:paragraph-rsid="003a751b" style:font-size-asian="13pt" style:font-weight-asian="bold" style:font-size-complex="13pt" style:font-weight-complex="bold"/>
    </style:style>
    <style:style style:name="P63" style:family="paragraph" style:parent-style-name="Standard">
      <style:text-properties style:font-name="arial" fo:font-size="13pt" fo:font-weight="bold" officeooo:rsid="002f43de" officeooo:paragraph-rsid="00838c45" style:font-size-asian="13pt" style:font-weight-asian="bold" style:font-size-complex="13pt" style:font-weight-complex="bold"/>
    </style:style>
    <style:style style:name="P64" style:family="paragraph" style:parent-style-name="Standard">
      <style:text-properties style:font-name="arial" fo:font-size="13pt" fo:font-weight="bold" officeooo:rsid="002f43de" officeooo:paragraph-rsid="002f43de" style:font-size-asian="13pt" style:font-weight-asian="bold" style:font-size-complex="13pt" style:font-weight-complex="bold"/>
    </style:style>
    <style:style style:name="P65" style:family="paragraph" style:parent-style-name="Standard">
      <style:text-properties style:font-name="arial" fo:font-size="13pt" fo:font-weight="bold" officeooo:rsid="0041d8b7" officeooo:paragraph-rsid="0083e07a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ba26" style:font-weight-asian="bold" style:font-weight-complex="bold"/>
    </style:style>
    <style:style style:name="T3" style:family="text">
      <style:text-properties fo:font-weight="bold" officeooo:rsid="00229731" style:font-weight-asian="bold" style:font-weight-complex="bold"/>
    </style:style>
    <style:style style:name="T4" style:family="text">
      <style:text-properties fo:font-weight="bold" officeooo:rsid="00303156" style:font-weight-asian="bold" style:font-weight-complex="bold"/>
    </style:style>
    <style:style style:name="T5" style:family="text">
      <style:text-properties fo:font-weight="bold" officeooo:rsid="0033607f" style:font-weight-asian="bold" style:font-weight-complex="bold"/>
    </style:style>
    <style:style style:name="T6" style:family="text">
      <style:text-properties fo:font-weight="bold" officeooo:rsid="00357f2d" style:font-weight-asian="bold" style:font-weight-complex="bold"/>
    </style:style>
    <style:style style:name="T7" style:family="text">
      <style:text-properties fo:font-weight="bold" officeooo:rsid="002c57f0" style:font-weight-asian="bold" style:font-weight-complex="bold"/>
    </style:style>
    <style:style style:name="T8" style:family="text">
      <style:text-properties fo:font-weight="bold" officeooo:rsid="003631b7" style:font-weight-asian="bold" style:font-weight-complex="bold"/>
    </style:style>
    <style:style style:name="T9" style:family="text">
      <style:text-properties fo:font-weight="bold" officeooo:rsid="003141c8" style:font-weight-asian="bold" style:font-weight-complex="bold"/>
    </style:style>
    <style:style style:name="T10" style:family="text">
      <style:text-properties fo:font-weight="bold" officeooo:rsid="004f931d" style:font-weight-asian="bold" style:font-weight-complex="bold"/>
    </style:style>
    <style:style style:name="T11" style:family="text">
      <style:text-properties fo:font-weight="bold" officeooo:rsid="005a546d" style:font-weight-asian="bold" style:font-weight-complex="bold"/>
    </style:style>
    <style:style style:name="T12" style:family="text">
      <style:text-properties fo:font-weight="bold" officeooo:rsid="0060aa66" style:font-weight-asian="bold" style:font-weight-complex="bold"/>
    </style:style>
    <style:style style:name="T13" style:family="text">
      <style:text-properties fo:font-weight="bold" officeooo:rsid="00628b3a" style:font-weight-asian="bold" style:font-weight-complex="bold"/>
    </style:style>
    <style:style style:name="T14" style:family="text">
      <style:text-properties fo:font-weight="bold" officeooo:rsid="004227d0" style:font-weight-asian="bold" style:font-weight-complex="bold"/>
    </style:style>
    <style:style style:name="T15" style:family="text">
      <style:text-properties fo:font-weight="bold" officeooo:rsid="00793abc" style:font-weight-asian="bold" style:font-weight-complex="bold"/>
    </style:style>
    <style:style style:name="T16" style:family="text">
      <style:text-properties fo:font-weight="bold" officeooo:rsid="005b927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9731" style:font-weight-asian="normal" style:font-weight-complex="normal"/>
    </style:style>
    <style:style style:name="T19" style:family="text">
      <style:text-properties fo:font-weight="normal" officeooo:rsid="002c57f0" style:font-weight-asian="normal" style:font-weight-complex="normal"/>
    </style:style>
    <style:style style:name="T20" style:family="text">
      <style:text-properties fo:font-weight="normal" officeooo:rsid="002dcd41" style:font-weight-asian="normal" style:font-weight-complex="normal"/>
    </style:style>
    <style:style style:name="T21" style:family="text">
      <style:text-properties fo:font-weight="normal" officeooo:rsid="00303156" style:font-weight-asian="normal" style:font-weight-complex="normal"/>
    </style:style>
    <style:style style:name="T22" style:family="text">
      <style:text-properties fo:font-weight="normal" officeooo:rsid="003141c8" style:font-weight-asian="normal" style:font-weight-complex="normal"/>
    </style:style>
    <style:style style:name="T23" style:family="text">
      <style:text-properties fo:font-weight="normal" officeooo:rsid="0033607f" style:font-weight-asian="normal" style:font-weight-complex="normal"/>
    </style:style>
    <style:style style:name="T24" style:family="text">
      <style:text-properties fo:font-weight="normal" officeooo:rsid="00357f2d" style:font-weight-asian="normal" style:font-weight-complex="normal"/>
    </style:style>
    <style:style style:name="T25" style:family="text">
      <style:text-properties fo:font-weight="normal" officeooo:rsid="002b3d39" style:font-weight-asian="normal" style:font-weight-complex="normal"/>
    </style:style>
    <style:style style:name="T26" style:family="text">
      <style:text-properties fo:font-weight="normal" officeooo:rsid="00376dc0" style:font-weight-asian="normal" style:font-weight-complex="normal"/>
    </style:style>
    <style:style style:name="T27" style:family="text">
      <style:text-properties fo:font-weight="normal" officeooo:rsid="003a751b" style:font-weight-asian="normal" style:font-weight-complex="normal"/>
    </style:style>
    <style:style style:name="T28" style:family="text">
      <style:text-properties fo:font-weight="normal" officeooo:rsid="003bafa7" style:font-weight-asian="normal" style:font-weight-complex="normal"/>
    </style:style>
    <style:style style:name="T29" style:family="text">
      <style:text-properties fo:font-weight="normal" officeooo:rsid="003caec9" style:font-weight-asian="normal" style:font-weight-complex="normal"/>
    </style:style>
    <style:style style:name="T30" style:family="text">
      <style:text-properties fo:font-weight="normal" officeooo:rsid="003f2f98" style:font-weight-asian="normal" style:font-weight-complex="normal"/>
    </style:style>
    <style:style style:name="T31" style:family="text">
      <style:text-properties fo:font-weight="normal" officeooo:rsid="00446765" style:font-weight-asian="normal" style:font-weight-complex="normal"/>
    </style:style>
    <style:style style:name="T32" style:family="text">
      <style:text-properties fo:font-weight="normal" officeooo:rsid="004f931d" style:font-weight-asian="normal" style:font-weight-complex="normal"/>
    </style:style>
    <style:style style:name="T33" style:family="text">
      <style:text-properties fo:font-weight="normal" officeooo:rsid="00500049" style:font-weight-asian="normal" style:font-weight-complex="normal"/>
    </style:style>
    <style:style style:name="T34" style:family="text">
      <style:text-properties fo:font-weight="normal" officeooo:rsid="0050cd32" style:font-weight-asian="normal" style:font-weight-complex="normal"/>
    </style:style>
    <style:style style:name="T35" style:family="text">
      <style:text-properties fo:font-weight="normal" officeooo:rsid="0051d3d1" style:font-weight-asian="normal" style:font-weight-complex="normal"/>
    </style:style>
    <style:style style:name="T36" style:family="text">
      <style:text-properties fo:font-weight="normal" officeooo:rsid="005540ac" style:font-weight-asian="normal" style:font-weight-complex="normal"/>
    </style:style>
    <style:style style:name="T37" style:family="text">
      <style:text-properties fo:font-weight="normal" officeooo:rsid="005b927d" style:font-weight-asian="normal" style:font-weight-complex="normal"/>
    </style:style>
    <style:style style:name="T38" style:family="text">
      <style:text-properties fo:font-weight="normal" officeooo:rsid="005d5ca0" style:font-weight-asian="normal" style:font-weight-complex="normal"/>
    </style:style>
    <style:style style:name="T39" style:family="text">
      <style:text-properties fo:font-weight="normal" officeooo:rsid="006415c9" style:font-weight-asian="normal" style:font-weight-complex="normal"/>
    </style:style>
    <style:style style:name="T40" style:family="text">
      <style:text-properties fo:font-weight="normal" officeooo:rsid="00654d70" style:font-weight-asian="normal" style:font-weight-complex="normal"/>
    </style:style>
    <style:style style:name="T41" style:family="text">
      <style:text-properties fo:font-weight="normal" officeooo:rsid="00677a8b" style:font-weight-asian="normal" style:font-weight-complex="normal"/>
    </style:style>
    <style:style style:name="T42" style:family="text">
      <style:text-properties fo:font-weight="normal" officeooo:rsid="00690790" style:font-weight-asian="normal" style:font-weight-complex="normal"/>
    </style:style>
    <style:style style:name="T43" style:family="text">
      <style:text-properties fo:font-weight="normal" officeooo:rsid="006a7068" style:font-weight-asian="normal" style:font-weight-complex="normal"/>
    </style:style>
    <style:style style:name="T44" style:family="text">
      <style:text-properties fo:font-weight="normal" officeooo:rsid="006aaa78" style:font-weight-asian="normal" style:font-weight-complex="normal"/>
    </style:style>
    <style:style style:name="T45" style:family="text">
      <style:text-properties fo:font-weight="normal" officeooo:rsid="0041d8b7" style:font-weight-asian="normal" style:font-weight-complex="normal"/>
    </style:style>
    <style:style style:name="T46" style:family="text">
      <style:text-properties fo:font-weight="normal" officeooo:rsid="006ce0ba" style:font-weight-asian="normal" style:font-weight-complex="normal"/>
    </style:style>
    <style:style style:name="T47" style:family="text">
      <style:text-properties fo:font-weight="normal" officeooo:rsid="006de455" style:font-weight-asian="normal" style:font-weight-complex="normal"/>
    </style:style>
    <style:style style:name="T48" style:family="text">
      <style:text-properties fo:font-weight="normal" officeooo:rsid="007e3471" style:font-weight-asian="normal" style:font-weight-complex="normal"/>
    </style:style>
    <style:style style:name="T49" style:family="text">
      <style:text-properties fo:font-weight="normal" officeooo:rsid="0080038f" style:font-weight-asian="normal" style:font-weight-complex="normal"/>
    </style:style>
    <style:style style:name="T50" style:family="text">
      <style:text-properties fo:font-weight="normal" officeooo:rsid="0083e07a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officeooo:rsid="007cfffb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officeooo:rsid="0027ee33"/>
    </style:style>
    <style:style style:name="T54" style:family="text">
      <style:text-properties style:text-underline-style="solid" style:text-underline-width="auto" style:text-underline-color="font-color" officeooo:rsid="007cfffb"/>
    </style:style>
    <style:style style:name="T55" style:family="text">
      <style:text-properties style:text-underline-style="none" fo:font-weight="bold" officeooo:rsid="0001e7ce" style:font-weight-asian="bold" style:font-weight-complex="bold"/>
    </style:style>
    <style:style style:name="T56" style:family="text">
      <style:text-properties style:text-underline-style="none" fo:font-weight="bold" officeooo:rsid="004d9dca" style:font-weight-asian="bold" style:font-weight-complex="bold"/>
    </style:style>
    <style:style style:name="T57" style:family="text">
      <style:text-properties style:text-underline-style="none" fo:font-weight="bold" officeooo:rsid="003a751b" style:font-weight-asian="bold" style:font-weight-complex="bold"/>
    </style:style>
    <style:style style:name="T58" style:family="text">
      <style:text-properties style:text-underline-style="none" fo:font-weight="bold" officeooo:rsid="0033607f" style:font-weight-asian="bold" style:font-weight-complex="bold"/>
    </style:style>
    <style:style style:name="T59" style:family="text">
      <style:text-properties style:text-underline-style="none" fo:font-weight="bold" officeooo:rsid="007b5f58" style:font-weight-asian="bold" style:font-weight-complex="bold"/>
    </style:style>
    <style:style style:name="T60" style:family="text">
      <style:text-properties style:text-underline-style="none" fo:font-weight="bold" officeooo:rsid="007cfffb" style:font-weight-asian="bold" style:font-weight-complex="bold"/>
    </style:style>
    <style:style style:name="T61" style:family="text">
      <style:text-properties style:text-underline-style="none" officeooo:rsid="0033607f"/>
    </style:style>
    <style:style style:name="T62" style:family="text">
      <style:text-properties style:text-underline-style="none" officeooo:rsid="003a751b"/>
    </style:style>
    <style:style style:name="T63" style:family="text">
      <style:text-properties style:text-underline-style="none" officeooo:rsid="004d9dca"/>
    </style:style>
    <style:style style:name="T64" style:family="text">
      <style:text-properties style:text-underline-style="none" officeooo:rsid="007b5f58"/>
    </style:style>
    <style:style style:name="T65" style:family="text">
      <style:text-properties style:text-underline-style="none" officeooo:rsid="007cfffb"/>
    </style:style>
    <style:style style:name="T66" style:family="text">
      <style:text-properties style:text-underline-style="none" officeooo:rsid="00838c45"/>
    </style:style>
    <style:style style:name="T67" style:family="text">
      <style:text-properties officeooo:rsid="0020a03b"/>
    </style:style>
    <style:style style:name="T68" style:family="text">
      <style:text-properties officeooo:rsid="0020a267"/>
    </style:style>
    <style:style style:name="T69" style:family="text">
      <style:text-properties officeooo:rsid="002161ac"/>
    </style:style>
    <style:style style:name="T70" style:family="text">
      <style:text-properties style:text-position="super 58%"/>
    </style:style>
    <style:style style:name="T71" style:family="text">
      <style:text-properties style:text-position="super 58%" officeooo:rsid="00229731"/>
    </style:style>
    <style:style style:name="T72" style:family="text">
      <style:text-properties style:text-position="super 58%" fo:font-size="13pt" officeooo:rsid="004227d0" style:font-size-asian="13pt" style:font-size-complex="13pt"/>
    </style:style>
    <style:style style:name="T73" style:family="text">
      <style:text-properties style:text-position="super 58%" fo:font-size="13pt" fo:font-weight="normal" officeooo:rsid="004227d0" style:font-size-asian="13pt" style:font-weight-asian="normal" style:font-size-complex="13pt" style:font-weight-complex="normal"/>
    </style:style>
    <style:style style:name="T74" style:family="text">
      <style:text-properties style:text-position="0% 100%"/>
    </style:style>
    <style:style style:name="T75" style:family="text">
      <style:text-properties style:text-position="0% 100%" fo:font-weight="bold" style:font-weight-asian="bold" style:font-weight-complex="bold"/>
    </style:style>
    <style:style style:name="T76" style:family="text">
      <style:text-properties style:text-position="0% 100%" fo:font-weight="bold" officeooo:rsid="0001e7ce" style:font-weight-asian="bold" style:font-weight-complex="bold"/>
    </style:style>
    <style:style style:name="T77" style:family="text">
      <style:text-properties style:text-position="0% 100%" fo:font-weight="bold" officeooo:rsid="003141c8" style:font-weight-asian="bold" style:font-weight-complex="bold"/>
    </style:style>
    <style:style style:name="T78" style:family="text">
      <style:text-properties style:text-position="0% 100%" fo:font-weight="bold" officeooo:rsid="005a546d" style:font-weight-asian="bold" style:font-weight-complex="bold"/>
    </style:style>
    <style:style style:name="T79" style:family="text">
      <style:text-properties style:text-position="0% 100%" fo:font-weight="bold" officeooo:rsid="005b927d" style:font-weight-asian="bold" style:font-weight-complex="bold"/>
    </style:style>
    <style:style style:name="T80" style:family="text">
      <style:text-properties style:text-position="0% 100%" officeooo:rsid="00229731"/>
    </style:style>
    <style:style style:name="T81" style:family="text">
      <style:text-properties style:text-position="0% 100%" fo:font-weight="normal" style:font-weight-asian="normal" style:font-weight-complex="normal"/>
    </style:style>
    <style:style style:name="T82" style:family="text">
      <style:text-properties style:text-position="0% 100%" fo:font-weight="normal" officeooo:rsid="004227d0" style:font-weight-asian="normal" style:font-weight-complex="normal"/>
    </style:style>
    <style:style style:name="T83" style:family="text">
      <style:text-properties style:text-position="0% 100%" fo:font-weight="normal" officeooo:rsid="006f7872" style:font-weight-asian="normal" style:font-weight-complex="normal"/>
    </style:style>
    <style:style style:name="T84" style:family="text">
      <style:text-properties style:text-position="0% 100%" fo:font-weight="normal" officeooo:rsid="006edd90" style:font-weight-asian="normal" style:font-weight-complex="normal"/>
    </style:style>
    <style:style style:name="T85" style:family="text">
      <style:text-properties style:text-position="0% 100%" fo:font-weight="normal" officeooo:rsid="0083e07a" style:font-weight-asian="normal" style:font-weight-complex="normal"/>
    </style:style>
    <style:style style:name="T86" style:family="text">
      <style:text-properties style:text-position="0% 100%" officeooo:rsid="004227d0"/>
    </style:style>
    <style:style style:name="T87" style:family="text">
      <style:text-properties style:text-position="0% 100%" officeooo:rsid="0001e7ce"/>
    </style:style>
    <style:style style:name="T88" style:family="text">
      <style:text-properties style:text-position="0% 100%" officeooo:rsid="004f931d"/>
    </style:style>
    <style:style style:name="T89" style:family="text">
      <style:text-properties style:text-position="0% 100%" officeooo:rsid="003141c8"/>
    </style:style>
    <style:style style:name="T90" style:family="text">
      <style:text-properties style:text-position="0% 100%" officeooo:rsid="0033607f"/>
    </style:style>
    <style:style style:name="T91" style:family="text">
      <style:text-properties style:text-position="0% 100%" officeooo:rsid="006aaa78"/>
    </style:style>
    <style:style style:name="T92" style:family="text">
      <style:text-properties style:text-position="0% 100%" officeooo:rsid="00719e46"/>
    </style:style>
    <style:style style:name="T93" style:family="text">
      <style:text-properties style:text-position="0% 100%" fo:font-size="13pt" fo:font-weight="normal" style:font-size-asian="13pt" style:font-weight-asian="normal" style:font-size-complex="13pt" style:font-weight-complex="normal"/>
    </style:style>
    <style:style style:name="T94" style:family="text">
      <style:text-properties style:text-position="0% 100%" fo:font-size="13pt" fo:font-weight="normal" officeooo:rsid="004227d0" style:font-size-asian="13pt" style:font-weight-asian="normal" style:font-size-complex="13pt" style:font-weight-complex="normal"/>
    </style:style>
    <style:style style:name="T95" style:family="text">
      <style:text-properties style:text-position="0% 100%" fo:font-size="13pt" fo:font-weight="normal" officeooo:rsid="006f7872" style:font-size-asian="13pt" style:font-weight-asian="normal" style:font-size-complex="13pt" style:font-weight-complex="normal"/>
    </style:style>
    <style:style style:name="T96" style:family="text">
      <style:text-properties style:text-position="0% 100%" fo:font-size="13pt" fo:font-weight="normal" officeooo:rsid="006edd90" style:font-size-asian="13pt" style:font-weight-asian="normal" style:font-size-complex="13pt" style:font-weight-complex="normal"/>
    </style:style>
    <style:style style:name="T97" style:family="text">
      <style:text-properties style:text-position="0% 100%" fo:font-size="13pt" fo:font-weight="normal" officeooo:rsid="0041d8b7" style:font-size-asian="13pt" style:font-weight-asian="normal" style:font-size-complex="13pt" style:font-weight-complex="normal"/>
    </style:style>
    <style:style style:name="T98" style:family="text">
      <style:text-properties style:text-position="0% 100%" fo:font-size="13pt" officeooo:rsid="004227d0" style:font-size-asian="13pt" style:font-size-complex="13pt"/>
    </style:style>
    <style:style style:name="T99" style:family="text">
      <style:text-properties style:text-position="0% 100%" officeooo:rsid="006edd90"/>
    </style:style>
    <style:style style:name="T100" style:family="text">
      <style:text-properties style:text-position="0% 100%" officeooo:rsid="0084a3de"/>
    </style:style>
    <style:style style:name="T101" style:family="text">
      <style:text-properties officeooo:rsid="0006ba26"/>
    </style:style>
    <style:style style:name="T102" style:family="text">
      <style:text-properties officeooo:rsid="00229731"/>
    </style:style>
    <style:style style:name="T103" style:family="text">
      <style:text-properties officeooo:rsid="0024ccec"/>
    </style:style>
    <style:style style:name="T104" style:family="text">
      <style:text-properties officeooo:rsid="002b3d39"/>
    </style:style>
    <style:style style:name="T105" style:family="text">
      <style:text-properties officeooo:rsid="00303156"/>
    </style:style>
    <style:style style:name="T106" style:family="text">
      <style:text-properties officeooo:rsid="003141c8"/>
    </style:style>
    <style:style style:name="T107" style:family="text">
      <style:text-properties officeooo:rsid="0033607f"/>
    </style:style>
    <style:style style:name="T108" style:family="text">
      <style:text-properties officeooo:rsid="00357f2d"/>
    </style:style>
    <style:style style:name="T109" style:family="text">
      <style:text-properties officeooo:rsid="0041d8b7"/>
    </style:style>
    <style:style style:name="T110" style:family="text">
      <style:text-properties officeooo:rsid="004227d0"/>
    </style:style>
    <style:style style:name="T111" style:family="text">
      <style:text-properties officeooo:rsid="0042c357"/>
    </style:style>
    <style:style style:name="T112" style:family="text">
      <style:text-properties officeooo:rsid="005b927d"/>
    </style:style>
    <style:style style:name="T113" style:family="text">
      <style:text-properties officeooo:rsid="00628b3a"/>
    </style:style>
    <style:style style:name="T114" style:family="text">
      <style:text-properties officeooo:rsid="006415c9"/>
    </style:style>
    <style:style style:name="T115" style:family="text">
      <style:text-properties officeooo:rsid="00690790"/>
    </style:style>
    <style:style style:name="T116" style:family="text">
      <style:text-properties officeooo:rsid="006a7068"/>
    </style:style>
    <style:style style:name="T117" style:family="text">
      <style:text-properties officeooo:rsid="006aaa78"/>
    </style:style>
    <style:style style:name="T118" style:family="text">
      <style:text-properties style:text-position="sub 58%" officeooo:rsid="006aaa78"/>
    </style:style>
    <style:style style:name="T119" style:family="text">
      <style:text-properties officeooo:rsid="006ce0ba"/>
    </style:style>
    <style:style style:name="T120" style:family="text">
      <style:text-properties officeooo:rsid="006de455"/>
    </style:style>
    <style:style style:name="T121" style:family="text">
      <style:text-properties officeooo:rsid="006eb832"/>
    </style:style>
    <style:style style:name="T122" style:family="text">
      <style:text-properties officeooo:rsid="006edd90"/>
    </style:style>
    <style:style style:name="T123" style:family="text">
      <style:text-properties officeooo:rsid="006f7872"/>
    </style:style>
    <style:style style:name="T124" style:family="text">
      <style:text-properties fo:font-size="13pt" style:font-size-asian="13pt" style:font-size-complex="13pt"/>
    </style:style>
    <style:style style:name="T125" style:family="text">
      <style:text-properties fo:font-size="13pt" officeooo:rsid="004227d0" style:font-size-asian="13pt" style:font-size-complex="13pt"/>
    </style:style>
    <style:style style:name="T126" style:family="text">
      <style:text-properties fo:font-size="13pt" officeooo:rsid="004590d8" style:font-size-asian="13pt" style:font-size-complex="13pt"/>
    </style:style>
    <style:style style:name="T127" style:family="text">
      <style:text-properties fo:font-size="13pt" officeooo:rsid="0041d8b7" style:font-size-asian="13pt" style:font-size-complex="13pt"/>
    </style:style>
    <style:style style:name="T128" style:family="text">
      <style:text-properties fo:font-size="13pt" officeooo:rsid="006de455" style:font-size-asian="13pt" style:font-size-complex="13pt"/>
    </style:style>
    <style:style style:name="T129" style:family="text">
      <style:text-properties fo:font-size="13pt" officeooo:rsid="0083e07a" style:font-size-asian="13pt" style:font-size-complex="13pt"/>
    </style:style>
    <style:style style:name="T130" style:family="text">
      <style:text-properties fo:font-size="13pt" officeooo:rsid="00446765" style:font-size-asian="13pt" style:font-size-complex="13pt"/>
    </style:style>
    <style:style style:name="T131" style:family="text">
      <style:text-properties fo:font-size="13pt" fo:font-weight="normal" officeooo:rsid="004227d0" style:font-size-asian="13pt" style:font-weight-asian="normal" style:font-size-complex="13pt" style:font-weight-complex="normal"/>
    </style:style>
    <style:style style:name="T132" style:family="text">
      <style:text-properties fo:font-size="13pt" fo:font-weight="normal" officeooo:rsid="004590d8" style:font-size-asian="13pt" style:font-weight-asian="normal" style:font-size-complex="13pt" style:font-weight-complex="normal"/>
    </style:style>
    <style:style style:name="T133" style:family="text">
      <style:text-properties fo:font-size="13pt" fo:font-weight="normal" officeooo:rsid="007aa7cc" style:font-size-asian="13pt" style:font-weight-asian="normal" style:font-size-complex="13pt" style:font-weight-complex="normal"/>
    </style:style>
    <style:style style:name="T134" style:family="text">
      <style:text-properties fo:font-size="13pt" fo:font-weight="normal" officeooo:rsid="00446765" style:font-size-asian="13pt" style:font-weight-asian="normal" style:font-size-complex="13pt" style:font-weight-complex="normal"/>
    </style:style>
    <style:style style:name="T135" style:family="text">
      <style:text-properties fo:font-size="13pt" fo:font-weight="normal" officeooo:rsid="006aaa78" style:font-size-asian="13pt" style:font-weight-asian="normal" style:font-size-complex="13pt" style:font-weight-complex="normal"/>
    </style:style>
    <style:style style:name="T136" style:family="text">
      <style:text-properties fo:font-size="13pt" fo:font-weight="normal" officeooo:rsid="0083e07a" style:font-size-asian="13pt" style:font-weight-asian="normal" style:font-size-complex="13pt" style:font-weight-complex="normal"/>
    </style:style>
    <style:style style:name="T137" style:family="text">
      <style:text-properties fo:font-size="13pt" fo:font-weight="normal" officeooo:rsid="006de455" style:font-size-asian="13pt" style:font-weight-asian="normal" style:font-size-complex="13pt" style:font-weight-complex="normal"/>
    </style:style>
    <style:style style:name="T138" style:family="text">
      <style:text-properties fo:font-size="13pt" fo:font-weight="normal" officeooo:rsid="0041d8b7" style:font-size-asian="13pt" style:font-weight-asian="normal" style:font-size-complex="13pt" style:font-weight-complex="normal"/>
    </style:style>
    <style:style style:name="T139" style:family="text">
      <style:text-properties fo:font-size="13pt" fo:font-weight="normal" officeooo:rsid="0033607f" style:font-size-asian="13pt" style:font-weight-asian="normal" style:font-size-complex="13pt" style:font-weight-complex="normal"/>
    </style:style>
    <style:style style:name="T140" style:family="text">
      <style:text-properties fo:font-size="13pt" fo:font-weight="normal" officeooo:rsid="0080038f" style:font-size-asian="13pt" style:font-weight-asian="normal" style:font-size-complex="13pt" style:font-weight-complex="normal"/>
    </style:style>
    <style:style style:name="T141" style:family="text">
      <style:text-properties officeooo:rsid="00793abc"/>
    </style:style>
    <style:style style:name="T142" style:family="text">
      <style:text-properties officeooo:rsid="0083e07a"/>
    </style:style>
    <style:style style:name="T143" style:family="text">
      <style:text-properties officeooo:rsid="0086a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Internacional de Valencia (VIU)</text:p>
      <text:p text:style-name="P2"/>
      <text:p text:style-name="P2">15GIIN – Estructuras de Datos y Algoritmos</text:p>
      <text:p text:style-name="P2"/>
      <text:p text:style-name="P3"><text:span text:style-name="T67">Segundo </text:span>Portafolio – ACT<text:span text:style-name="T67">2</text:span></text:p>
      <text:p text:style-name="P3"/>
      <text:p text:style-name="P2"><text:span text:style-name="T1">Alumno:</text:span> Gagliardo Miguel Ang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jercicio 1</text:p>
      <text:p text:style-name="P7"><text:span text:style-name="T17"/></text:p>
      <text:p text:style-name="P7">Un programa tarda 0,5 milisegundos para el tamaño de entrada 100. ¿Cuántas veces más</text:p>
      <text:p text:style-name="P7">tardará para un tamaño de entrada 1000 si el tiempo de ejecución es el siguiente?:</text:p>
      <text:p text:style-name="P7"/>
      <text:p text:style-name="P39">a<text:span text:style-name="T68">)</text:span> <text:span text:style-name="T68">L</text:span>ineal </text:p>
      <text:p text:style-name="P7"/>
      <text:p text:style-name="P29">Para N = 100 sabemos que tarda 0,5ms</text:p>
      <text:p text:style-name="P40">Para N = 1000<text:span text:style-name="T17">, usando regla de 3 simple:</text:span></text:p>
      <text:p text:style-name="P40"><text:span text:style-name="T17"><text:tab/>( ( </text:span><text:span text:style-name="T18">1000 / 100 ) * </text:span><text:span text:style-name="T17">0,5 ms ) = </text:span>5ms; <text:span text:style-name="T102">o bien, 10 veces más.</text:span></text:p>
      <text:p text:style-name="P7"/>
      <text:p text:style-name="P7"/>
      <text:p text:style-name="P39"><text:span text:style-name="T68">b)</text:span> O(N log N) (suponga el logaritmo en base 10). La respuesta puede ser una estimación</text:p>
      <text:p text:style-name="P7"/>
      <text:p text:style-name="P30"><text:span text:style-name="T103">[</text:span>log(1000) / log(100)<text:span text:style-name="T103">] * 0,5ms</text:span> = 1,5 * 0,5ms = <text:span text:style-name="T1">0,75ms; o bien 1,5 veces mas</text:span></text:p>
      <text:p text:style-name="P7"/>
      <text:p text:style-name="P7"/>
      <text:p text:style-name="P39"><text:span text:style-name="T69">c)</text:span> <text:span text:style-name="T69">C</text:span>uadrático</text:p>
      <text:p text:style-name="P7"/>
      <text:p text:style-name="P31">Dado que <text:span text:style-name="T1">N = 100</text:span></text:p>
      <text:p text:style-name="P31">En una función cuadratica tendremos N<text:span text:style-name="T70">2</text:span><text:span text:style-name="T74"> = 100</text:span><text:span text:style-name="T70">2</text:span><text:span text:style-name="T74"> = </text:span><text:span text:style-name="T75">10.000 instrucciones</text:span><text:span text:style-name="T74"> ejecutadas en </text:span><text:span text:style-name="T75">0,5ms</text:span></text:p>
      <text:p text:style-name="P31"/>
      <text:p text:style-name="P31">Entonces para <text:span text:style-name="T1">N = 1000</text:span>. N<text:span text:style-name="T70">2</text:span><text:span text:style-name="T74"> = 1000</text:span><text:span text:style-name="T70">2</text:span><text:span text:style-name="T74"> = 1.000.000 instrucciones</text:span></text:p>
      <text:p text:style-name="P31"/>
      <text:p text:style-name="P31">El tiempo en total será entonces:</text:p>
      <text:p text:style-name="P34">0</text:p>
      <text:p text:style-name="P32">( <text:span text:style-name="T102">1000</text:span><text:span text:style-name="T71">2 </text:span><text:span text:style-name="T80">) / ( 100</text:span><text:span text:style-name="T71">2 </text:span><text:span text:style-name="T80">)</text:span> * 0,5 = <text:span text:style-name="T1">50ms; </text:span><text:span text:style-name="T3">o</text:span><text:span text:style-name="T1"> bien, 100 veces más.</text:span></text:p>
      <text:p text:style-name="P7"/>
      <text:p text:style-name="P7"/>
      <text:p text:style-name="P39"><text:span text:style-name="T69">d) C</text:span>úbico</text:p>
      <text:p text:style-name="P33"/>
      <text:p text:style-name="P31">Dado que <text:span text:style-name="T1">N = 100</text:span></text:p>
      <text:p text:style-name="P31">En una función c<text:span text:style-name="T101">úbic</text:span>a<text:span text:style-name="T2"> </text:span>tendremos N<text:span text:style-name="T70">3</text:span><text:span text:style-name="T74"> = 100</text:span><text:span text:style-name="T70">3</text:span><text:span text:style-name="T74"> = </text:span><text:span text:style-name="T75">1.000.000 instrucciones</text:span><text:span text:style-name="T74"> ejecutadas en </text:span><text:span text:style-name="T75">0,5ms</text:span></text:p>
      <text:p text:style-name="P31"/>
      <text:p text:style-name="P31">Entonces para <text:span text:style-name="T1">N = 1000</text:span>. N<text:span text:style-name="T71">3</text:span><text:span text:style-name="T74"> = 1000</text:span><text:span text:style-name="T71">3</text:span><text:span text:style-name="T74"> = </text:span><text:span text:style-name="T75">1.000.000.000 instrucciones</text:span></text:p>
      <text:p text:style-name="P31"/>
      <text:p text:style-name="P31">El tiempo en total será entonces:</text:p>
      <text:p text:style-name="P31"/>
      <text:p text:style-name="P32">( <text:span text:style-name="T102">1000</text:span><text:span text:style-name="T71">3 </text:span><text:span text:style-name="T80">) / ( 100</text:span><text:span text:style-name="T71">3 </text:span><text:span text:style-name="T80">)</text:span> * 0,5 = <text:span text:style-name="T1">50</text:span><text:span text:style-name="T3">0</text:span><text:span text:style-name="T1">ms </text:span><text:span text:style-name="T3">o 0,5 segundos. Finalmente:</text:span><text:span text:style-name="T1"> 100</text:span><text:span text:style-name="T3">0</text:span><text:span text:style-name="T1"> veces más.</text:span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1"/>
      <text:p text:style-name="P1"/>
      <text:p text:style-name="P6"><text:soft-page-break/><text:span text:style-name="T51">Ejercicio </text:span><text:span text:style-name="T53">3</text:span></text:p>
      <text:p text:style-name="P23"/>
      <text:p text:style-name="P9">Dar la complejidad exacta en función de n (el grado del polinomio) del tiempo en peor caso de los métodos “<text:span text:style-name="T1">calculaHorner</text:span>”, “<text:span text:style-name="T1">calculaConPotencia</text:span>” y “<text:span text:style-name="T1">calculaConPotencia1</text:span>”. Debe en cada caso justificar detalladamente sus respuestas.</text:p>
      <text:p text:style-name="P9"/>
      <text:p text:style-name="P43">---</text:p>
      <text:p text:style-name="P9"/>
      <text:p text:style-name="P26"><text:span text:style-name="T1">calculaHorner</text:span></text:p>
      <text:p text:style-name="P9"/>
      <text:p text:style-name="P10"><text:s text:c="2"/><text:span text:style-name="T1">1</text:span> private static double calculaHorner(double [ ] pol, double x, int n) {</text:p>
      <text:p text:style-name="P10"><text:s text:c="2"/><text:span text:style-name="T1">2</text:span> <text:s text:c="2"/>/* Aplica la formula de Horner para evaluar el polinomio</text:p>
      <text:p text:style-name="P10"><text:s text:c="2"/><text:span text:style-name="T1">3</text:span> <text:s text:c="2"/>pol de grado n en el valor de la variable x */ <text:s text:c="7"/></text:p>
      <text:p text:style-name="P10"><text:s text:c="2"/><text:span text:style-name="T1">4</text:span> <text:s text:c="2"/>double resultado = 0; <text:s text:c="12"/></text:p>
      <text:p text:style-name="P10"><text:s text:c="2"/><text:span text:style-name="T1">5</text:span> <text:s text:c="2"/>for (int i = 0; i &lt;= n; i++) { <text:s/></text:p>
      <text:p text:style-name="P10"><text:s text:c="2"/><text:span text:style-name="T1">6</text:span> <text:s text:c="4"/>resultado = (resultado * x) + pol[i]; <text:s text:c="8"/></text:p>
      <text:p text:style-name="P10"><text:s text:c="2"/><text:span text:style-name="T1">7</text:span> <text:s text:c="2"/>} <text:s text:c="18"/></text:p>
      <text:p text:style-name="P10"><text:s text:c="2"/><text:span text:style-name="T1">8</text:span> <text:s text:c="2"/>return resultado; <text:s text:c="14"/></text:p>
      <text:p text:style-name="P10"><text:s text:c="2"/><text:span text:style-name="T1">9</text:span> } </text:p>
      <text:p text:style-name="P11"/>
      <text:p text:style-name="P11"><text:span text:style-name="T1">Linea 4:</text:span> 1 operacion elemental de inicializar resultado en 0</text:p>
      <text:p text:style-name="P11"><text:span text:style-name="T1">Linea 5: </text:span><text:span text:style-name="T17">1 (inicializar I en cero) + 2*N (comparacion de i con n y suma de 1)</text:span></text:p>
      <text:p text:style-name="P11"><text:span text:style-name="T1">Linea 6:</text:span><text:span text:style-name="T17"> </text:span><text:span text:style-name="T19">2 Operaciones: </text:span><text:span text:style-name="T20">M</text:span><text:span text:style-name="T19">ultiplicacion y suma</text:span></text:p>
      <text:p text:style-name="P11"><text:span text:style-name="T19"/></text:p>
      <text:p text:style-name="P17"><text:span text:style-name="T19">E</text:span><text:span text:style-name="T17">l peor caso es </text:span><text:span text:style-name="T36">cuando</text:span><text:span text:style-name="T17"> </text:span><text:span text:style-name="T1">i</text:span><text:span text:style-name="T17"> </text:span><text:span text:style-name="T36">es </text:span><text:span text:style-name="T17">menor que </text:span><text:span text:style-name="T1">n</text:span><text:span text:style-name="T17">, dado que entraremos en el for loop y sumaremos i+1 hasta que sea igual a </text:span><text:span text:style-name="T1">n</text:span><text:span text:style-name="T17">.</text:span></text:p>
      <text:p text:style-name="P11"><text:span text:style-name="T19"/></text:p>
      <text:p text:style-name="P64"><text:span text:style-name="T51">En total:</text:span> 4 + 2*N = O<text:span text:style-name="T111">(</text:span>N<text:span text:style-name="T111">). </text:span><text:span text:style-name="T143">O sea que la complejidad de la funcion calculaHorner es Lineal.</text:span></text:p>
      <text:p text:style-name="P41"/>
      <text:p text:style-name="P41">---</text:p>
      <text:p text:style-name="P41"/>
      <text:p text:style-name="P24">calculaConPotencia</text:p>
      <text:p text:style-name="P24"/>
      <text:p text:style-name="P60"><text:s text:c="2"/>1<text:span text:style-name="T17"> <text:s/>private static double calculaConPotencia(double [ ] pol,</text:span></text:p>
      <text:p text:style-name="P60"><text:s text:c="2"/>2<text:span text:style-name="T17"> <text:s text:c="4"/>double x, int n) { </text:span></text:p>
      <text:p text:style-name="P60"><text:span text:style-name="T17"><text:s text:c="2"/></text:span>3<text:span text:style-name="T17"> <text:s text:c="2"/>/* Aplica la formula del polinomio para evaluar</text:span></text:p>
      <text:p text:style-name="P60"><text:span text:style-name="T17"><text:s text:c="2"/></text:span>4<text:span text:style-name="T17"> <text:s text:c="2"/>pol de grado n en el valor de la variable x </text:span></text:p>
      <text:p text:style-name="P60"><text:span text:style-name="T17"><text:s text:c="2"/></text:span>5<text:span text:style-name="T17"> <text:s text:c="2"/>las potencias i-esimas de x se calculan multiplicando</text:span></text:p>
      <text:p text:style-name="P60"><text:span text:style-name="T17"><text:s text:c="2"/></text:span>6<text:span text:style-name="T17"> <text:s text:c="3"/>i veces x */ </text:span></text:p>
      <text:p text:style-name="P60"><text:span text:style-name="T17"><text:s text:c="2"/></text:span>7<text:span text:style-name="T17"> <text:s text:c="5"/></text:span></text:p>
      <text:p text:style-name="P60"><text:span text:style-name="T17"><text:s text:c="2"/></text:span>8<text:span text:style-name="T17"> <text:s text:c="2"/>int i=n; double suma=0.0;</text:span></text:p>
      <text:p text:style-name="P60"><text:span text:style-name="T17"><text:s text:c="2"/></text:span>9<text:span text:style-name="T17"> <text:s text:c="5"/>while (i &gt;= 0) {</text:span></text:p>
      <text:p text:style-name="P60"><text:span text:style-name="T17"><text:s/></text:span>10<text:span text:style-name="T17"> <text:s text:c="9"/>suma += pol[n-i]*potencia(x, i);</text:span></text:p>
      <text:p text:style-name="P60"><text:span text:style-name="T17"><text:s/></text:span>11<text:span text:style-name="T17"> <text:s text:c="9"/>i--; </text:span></text:p>
      <text:p text:style-name="P60"><text:span text:style-name="T17"><text:s/></text:span>12<text:span text:style-name="T17"> <text:s text:c="6"/>} <text:s/></text:span></text:p>
      <text:p text:style-name="P60"><text:span text:style-name="T17"><text:s/></text:span>13<text:span text:style-name="T17"> <text:s text:c="5"/>return suma;</text:span></text:p>
      <text:p text:style-name="P60"><text:span text:style-name="T17"><text:s/></text:span>14<text:span text:style-name="T17"> <text:s/>} <text:s/></text:span></text:p>
      <text:p text:style-name="P60"><text:span text:style-name="T17"><text:s/></text:span><text:span text:style-name="T108">15</text:span></text:p>
      <text:p text:style-name="P60"><text:s/>1<text:span text:style-name="T106">6</text:span> <text:s/><text:span text:style-name="T17">public static double potencia(double x,int i) {</text:span></text:p>
      <text:p text:style-name="P60"><text:span text:style-name="T17"><text:s/></text:span><text:span text:style-name="T106">17</text:span> <text:s text:c="2"/><text:span text:style-name="T17">double resultado = 1.0;</text:span></text:p>
      <text:p text:style-name="P60"><text:span text:style-name="T17"><text:s/></text:span><text:span text:style-name="T106">18</text:span> <text:s text:c="2"/><text:span text:style-name="T17">for(int j=0;j&lt;i;j++)</text:span></text:p>
      <text:p text:style-name="P60"><text:span text:style-name="T17"><text:s/></text:span><text:span text:style-name="T106">19</text:span> <text:s text:c="2"/><text:span text:style-name="T17"><text:s text:c="2"/>resultado*=x;</text:span></text:p>
      <text:p text:style-name="P60"><text:span text:style-name="T17"><text:s/></text:span><text:span text:style-name="T106">20</text:span> <text:s text:c="2"/><text:span text:style-name="T17">return resultado;</text:span></text:p>
      <text:p text:style-name="P60"><text:span text:style-name="T17"><text:s/></text:span><text:span text:style-name="T106">21</text:span><text:span text:style-name="T17"> <text:s/>}</text:span></text:p>
      <text:p text:style-name="P8"/>
      <text:p text:style-name="P18"><text:soft-page-break/><text:span text:style-name="T23">P</text:span><text:span text:style-name="T17">ara </text:span><text:span text:style-name="T27">el metodo</text:span><text:span text:style-name="T17"> </text:span><text:span text:style-name="T55">calculaConPotencia</text:span><text:span text:style-name="T24">,</text:span><text:span text:style-name="T6"> </text:span><text:span text:style-name="T24">tenemos:</text:span></text:p>
      <text:p text:style-name="P12"><text:span text:style-name="T1"/></text:p>
      <text:p text:style-name="P12"><text:span text:style-name="T1">Linea </text:span><text:span text:style-name="T8">8</text:span><text:span text:style-name="T1">:</text:span> <text:span text:style-name="T105">2</text:span> operacion<text:span text:style-name="T105">es</text:span> elemental<text:span text:style-name="T105">es de inicializacion de </text:span><text:span text:style-name="T4">i</text:span><text:span text:style-name="T105"> y de </text:span><text:span text:style-name="T4">suma</text:span></text:p>
      <text:p text:style-name="P12"><text:span text:style-name="T1">Linea </text:span><text:span text:style-name="T10">9</text:span><text:span text:style-name="T1">: </text:span><text:span text:style-name="T8">2*N</text:span><text:span text:style-name="T21"> </text:span><text:span text:style-name="T26">Entro en el while loop </text:span><text:span text:style-name="T21">(Comparacion de i con 0 </text:span><text:span text:style-name="T29">y posterior resta de i-1</text:span><text:span text:style-name="T21">)</text:span></text:p>
      <text:p text:style-name="P16"><text:span text:style-name="T1">Linea 1</text:span><text:span text:style-name="T10">0</text:span><text:span text:style-name="T1">: </text:span><text:span text:style-name="T32">3</text:span><text:span text:style-name="T22"> Operacion</text:span><text:span text:style-name="T32">es</text:span><text:span text:style-name="T22">: </text:span><text:span text:style-name="T32">La suma de suma con el valor que devuelva pol[n-i] y la posterior multiplicacion con lo que devuelva la </text:span><text:span text:style-name="T22">llamada a la funcion </text:span><text:span text:style-name="T9">potencia</text:span><text:span text:style-name="T22"> </text:span><text:span text:style-name="T23">(que analizaremos abajo).</text:span></text:p>
      <text:p text:style-name="P16"><text:span text:style-name="T23"/></text:p>
      <text:p text:style-name="P19"><text:span text:style-name="T19">E</text:span><text:span text:style-name="T17">l peor caso </text:span><text:span text:style-name="T33">para esta funcion </text:span><text:span text:style-name="T17">es </text:span><text:span text:style-name="T33">cuando </text:span><text:span text:style-name="T1">i</text:span><text:span text:style-name="T17"> </text:span><text:span text:style-name="T33">es </text:span><text:span text:style-name="T17">menor que </text:span><text:span text:style-name="T1">n</text:span><text:span text:style-name="T17">, dado que entraremos en el </text:span><text:span text:style-name="T34">while </text:span><text:span text:style-name="T17">loop y </text:span><text:span text:style-name="T35">restaremos i-1 hasta que sea menor a 0.</text:span></text:p>
      <text:p text:style-name="P13"><text:span text:style-name="T19"/></text:p>
      <text:p text:style-name="P61"><text:span text:style-name="T56">Finalmente, </text:span><text:span text:style-name="T59">solo </text:span><text:span text:style-name="T57">para el </text:span><text:span text:style-name="T59">while de </text:span><text:span text:style-name="T57">calculaConPotencia </text:span><text:span text:style-name="T59">(</text:span><text:span text:style-name="T52">obviando</text:span><text:span text:style-name="T60"> </text:span><text:span text:style-name="T59">la llamada a la funcion potencia)</text:span><text:span text:style-name="T58">:</text:span><text:span text:style-name="T23"> </text:span><text:span text:style-name="T16">5</text:span><text:span text:style-name="T5"> + 2*N = </text:span><text:span text:style-name="T14">O(N) </text:span><text:span text:style-name="T15">o bien, una lineal.</text:span></text:p>
      <text:p text:style-name="P12"><text:span text:style-name="T23"/></text:p>
      <text:p text:style-name="P17"><text:span text:style-name="T48">Luego</text:span><text:span text:style-name="T17"> la funcion </text:span><text:span text:style-name="T6">potencia</text:span><text:span text:style-name="T24">,</text:span><text:span text:style-name="T6"> </text:span><text:span text:style-name="T24">tenemos:</text:span></text:p>
      <text:p text:style-name="P12"><text:span text:style-name="T19"/></text:p>
      <text:p text:style-name="P21"><text:span text:style-name="T7">L</text:span><text:span text:style-name="T1">inea 17:</text:span><text:span text:style-name="T17"> 1 Operacion elemental de inicializacion de resultado</text:span></text:p>
      <text:p text:style-name="P45">Linea 18<text:span text:style-name="T17">:</text:span> <text:span text:style-name="T25">1 (inicializar </text:span><text:span text:style-name="T17">j </text:span><text:span text:style-name="T25">en cero) + 2*N (comparacion de </text:span><text:span text:style-name="T17">j</text:span><text:span text:style-name="T25"> con </text:span><text:span text:style-name="T17">i</text:span><text:span text:style-name="T25"> y suma de </text:span><text:span text:style-name="T17">j+</text:span><text:span text:style-name="T25">1)</text:span></text:p>
      <text:p text:style-name="P45"><text:span text:style-name="T104">L</text:span>inea 19:<text:span text:style-name="T17"> 1 Operacion fundamental (multiplicacion de resultado </text:span><text:span text:style-name="T28">con</text:span><text:span text:style-name="T17"> x)</text:span></text:p>
      <text:p text:style-name="P45"><text:span text:style-name="T17"/></text:p>
      <text:p text:style-name="P49"><text:span text:style-name="T24">Por tanto el </text:span><text:span text:style-name="T17">peor caso es donde </text:span><text:span text:style-name="T24">j</text:span><text:span text:style-name="T17"> sea menor que </text:span><text:span text:style-name="T24">i</text:span><text:span text:style-name="T17">, dado que entraremos en el for loop y sumaremos </text:span><text:span text:style-name="T24">j</text:span><text:span text:style-name="T17">+1 hasta que sea igual a </text:span><text:span text:style-name="T24">i</text:span><text:span text:style-name="T17">.</text:span></text:p>
      <text:p text:style-name="P49"><text:span text:style-name="T17"/></text:p>
      <text:p text:style-name="P62"><text:span text:style-name="T63">Finalmente, para</text:span><text:span text:style-name="T61"> </text:span><text:span text:style-name="T62">el metodo potencia</text:span><text:span text:style-name="T61">:</text:span><text:span text:style-name="T23"> </text:span><text:span text:style-name="T30">3</text:span><text:span text:style-name="T23"> + 2*N = </text:span><text:span text:style-name="T107">O</text:span><text:span text:style-name="T110">(</text:span><text:span text:style-name="T107">N</text:span><text:span text:style-name="T110">)</text:span></text:p>
      <text:p text:style-name="P42"><text:span text:style-name="T23"/></text:p>
      <text:p text:style-name="P52"><text:span text:style-name="T23">D</text:span><text:span text:style-name="T17">ado que la llamada a </text:span>potencia<text:span text:style-name="T17"> se hace </text:span>desde<text:span text:style-name="T17"> el while loop de </text:span>calculaConPotencia<text:span text:style-name="T17">, </text:span><text:span text:style-name="T31">para el peor escenario siempre, seria identico lo mismo que poner loops uno dentro del otro, por tanto </text:span><text:span text:style-name="T49">podemos</text:span><text:span text:style-name="T31"> decir que </text:span><text:span text:style-name="T132">la </text:span><text:span text:style-name="T126">complejidad</text:span><text:span text:style-name="T133"> de </text:span><text:span text:style-name="T124">calculaConPotencia </text:span><text:span text:style-name="T126">es</text:span><text:span text:style-name="T130">:</text:span><text:span text:style-name="T125"> O(N) * O(N) = O(N</text:span><text:span text:style-name="T72">2</text:span><text:span text:style-name="T98">) o bien, una cuadratica.</text:span></text:p>
      <text:p text:style-name="P51"><text:span text:style-name="T86"/></text:p>
      <text:p text:style-name="P44"><text:span text:style-name="T86">---</text:span></text:p>
      <text:p text:style-name="P44"><text:span text:style-name="T86"/></text:p>
      <text:p text:style-name="P25"><text:span text:style-name="T87">calculaConPotencia</text:span><text:span text:style-name="T92">1</text:span></text:p>
      <text:p text:style-name="P35"><text:span text:style-name="T87"/></text:p>
      <text:p text:style-name="P35"><text:span text:style-name="T76"><text:s text:c="2"/>1 <text:s/></text:span><text:span text:style-name="T87">private static double calculaConPotencia1(double [ ] pol, <text:s text:c="2"/></text:span></text:p>
      <text:p text:style-name="P35"><text:span text:style-name="T76"><text:s text:c="2"/>2 <text:s/></text:span><text:span text:style-name="T87"><text:s text:c="2"/>double x, int n) {</text:span></text:p>
      <text:p text:style-name="P35"><text:span text:style-name="T76"><text:s text:c="2"/>3</text:span><text:span text:style-name="T87"> <text:s text:c="2"/>/* <text:s text:c="2"/>Aplica la formula del polinomio para evaluar </text:span></text:p>
      <text:p text:style-name="P35"><text:span text:style-name="T87"><text:s text:c="2"/></text:span><text:span text:style-name="T76">4</text:span><text:span text:style-name="T87"> <text:s text:c="3"/>* el polinomio pol de grado n en el valor de </text:span></text:p>
      <text:p text:style-name="P35"><text:span text:style-name="T87"><text:s text:c="2"/></text:span><text:span text:style-name="T76">5</text:span><text:span text:style-name="T87"> <text:s text:c="3"/>* la variable x </text:span></text:p>
      <text:p text:style-name="P35"><text:span text:style-name="T87"><text:s text:c="2"/></text:span><text:span text:style-name="T76">6</text:span><text:span text:style-name="T87"> <text:s text:c="3"/>* las potencias i-esimas de x se calculan con </text:span></text:p>
      <text:p text:style-name="P35"><text:span text:style-name="T87"><text:s text:c="2"/></text:span><text:span text:style-name="T76">7</text:span><text:span text:style-name="T87"> <text:s text:c="3"/>* un algoritmo mejorado potencia1*/</text:span></text:p>
      <text:p text:style-name="P35"><text:span text:style-name="T87"><text:s text:c="2"/></text:span><text:span text:style-name="T76">8</text:span><text:span text:style-name="T87"> </text:span></text:p>
      <text:p text:style-name="P35"><text:span text:style-name="T87"><text:s text:c="2"/></text:span><text:span text:style-name="T76">9</text:span><text:span text:style-name="T87"> <text:s text:c="4"/>int i=n; double suma=0.0;</text:span></text:p>
      <text:p text:style-name="P35"><text:span text:style-name="T76"><text:s/>10</text:span><text:span text:style-name="T87"> <text:s text:c="3"/>while (i &gt;= 0) { </text:span></text:p>
      <text:p text:style-name="P35"><text:span text:style-name="T87"><text:s/></text:span><text:span text:style-name="T76">11</text:span><text:span text:style-name="T87"> <text:s text:c="5"/>suma += pol[n-i]*potencia1(x, i);</text:span></text:p>
      <text:p text:style-name="P35"><text:span text:style-name="T87"><text:s/></text:span><text:span text:style-name="T76">12</text:span><text:span text:style-name="T87"> <text:s text:c="5"/>i--;</text:span></text:p>
      <text:p text:style-name="P35"><text:span text:style-name="T87"><text:s/></text:span><text:span text:style-name="T76">13</text:span><text:span text:style-name="T87"> <text:s text:c="4"/>}</text:span></text:p>
      <text:p text:style-name="P35"><text:span text:style-name="T87"><text:s/></text:span><text:span text:style-name="T76">14</text:span><text:span text:style-name="T87"> <text:s text:c="4"/>return suma;</text:span></text:p>
      <text:p text:style-name="P35"><text:span text:style-name="T87"><text:s/></text:span><text:span text:style-name="T76">15</text:span><text:span text:style-name="T87"> <text:s/>}</text:span></text:p>
      <text:p text:style-name="P35"><text:span text:style-name="T87"><text:s/></text:span><text:span text:style-name="T76">16</text:span><text:span text:style-name="T87"> <text:s text:c="4"/></text:span></text:p>
      <text:p text:style-name="P35"><text:span text:style-name="T87"><text:s/></text:span><text:span text:style-name="T76">17</text:span><text:span text:style-name="T87"> <text:s/>public static double potencia1(double x,int i) {</text:span></text:p>
      <text:p text:style-name="P35"><text:span text:style-name="T87"><text:s/></text:span><text:span text:style-name="T76">18</text:span><text:span text:style-name="T87"> <text:s text:c="3"/>if( i == 0 ) return 1;</text:span></text:p>
      <text:p text:style-name="P35"><text:span text:style-name="T87"><text:s/></text:span><text:span text:style-name="T76">19</text:span><text:span text:style-name="T87"> <text:s text:c="3"/>if( i == 1 ) return x;</text:span></text:p>
      <text:p text:style-name="P35"><text:span text:style-name="T87"><text:s/></text:span><text:span text:style-name="T76">20</text:span><text:span text:style-name="T87"> <text:s text:c="3"/>if( i%2 == 0 )return potencia1( x * x, i / 2 );</text:span></text:p>
      <text:p text:style-name="P35"><text:span text:style-name="T87"><text:s/></text:span><text:span text:style-name="T76">21</text:span><text:span text:style-name="T87"> <text:s text:c="3"/>else return potencia1( x * x, i / 2 ) * x;</text:span></text:p>
      <text:p text:style-name="P35"><text:span text:style-name="T87"><text:s/></text:span><text:span text:style-name="T76">22</text:span><text:span text:style-name="T87"> <text:s/>} <text:s/></text:span></text:p>
      <text:p text:style-name="P35"><text:span text:style-name="T87"/></text:p>
      <text:p text:style-name="P36"><text:soft-page-break/><text:span text:style-name="T87">P</text:span><text:span text:style-name="T74">ara </text:span><text:span text:style-name="T75">calculaConPotencia1:</text:span></text:p>
      <text:p text:style-name="P36"><text:span text:style-name="T75"/></text:p>
      <text:p text:style-name="P14"><text:span text:style-name="T1">Linea </text:span><text:span text:style-name="T11">9</text:span><text:span text:style-name="T1">:</text:span> <text:span text:style-name="T105">2</text:span> operacion<text:span text:style-name="T105">es</text:span> elemental<text:span text:style-name="T105">es de inicializacion de </text:span><text:span text:style-name="T4">i</text:span><text:span text:style-name="T105"> y de </text:span><text:span text:style-name="T4">suma</text:span></text:p>
      <text:p text:style-name="P14"><text:span text:style-name="T1">Linea </text:span><text:span text:style-name="T11">10</text:span><text:span text:style-name="T1">: </text:span><text:span text:style-name="T8">2*N</text:span><text:span text:style-name="T21"> </text:span><text:span text:style-name="T26">Entro en el while loop </text:span><text:span text:style-name="T21">(Comparacion de i con 0 </text:span><text:span text:style-name="T29">y posterior resta de i-1</text:span><text:span text:style-name="T21">)</text:span></text:p>
      <text:p text:style-name="P38"><text:span text:style-name="T75">Linea 1</text:span><text:span text:style-name="T78">1</text:span><text:span text:style-name="T75">: </text:span><text:span text:style-name="T88">3</text:span><text:span text:style-name="T89"> Operacion</text:span><text:span text:style-name="T88">es</text:span><text:span text:style-name="T89">: </text:span><text:span text:style-name="T88">La suma de suma con el valor que devuelva pol[n-i] y la posterior multiplicacion con lo que devuelva la </text:span><text:span text:style-name="T89">llamada a la funcion </text:span><text:span text:style-name="T77">potencia</text:span><text:span text:style-name="T79">1</text:span><text:span text:style-name="T89"> </text:span><text:span text:style-name="T90">(que analizaremos abajo).</text:span></text:p>
      <text:p text:style-name="P46"><text:span text:style-name="T17"/></text:p>
      <text:p text:style-name="P50"><text:span text:style-name="T37">Esta funcion es identica a </text:span><text:span text:style-name="T112">calcularConPotencia</text:span><text:span text:style-name="T37">, p</text:span><text:span text:style-name="T24">or tanto </text:span><text:span text:style-name="T38">e</text:span><text:span text:style-name="T17">l peor caso </text:span><text:span text:style-name="T33">para esta funcion </text:span><text:span text:style-name="T17">es </text:span><text:span text:style-name="T33">cuando </text:span>i<text:span text:style-name="T17"> </text:span><text:span text:style-name="T33">es </text:span><text:span text:style-name="T17">menor que </text:span>n<text:span text:style-name="T17">, dado que entraremos en el </text:span><text:span text:style-name="T34">while </text:span><text:span text:style-name="T17">loop y </text:span><text:span text:style-name="T35">restaremos i-1 hasta que sea menor a 0.</text:span></text:p>
      <text:p text:style-name="P50"><text:span text:style-name="T35"/></text:p>
      <text:p text:style-name="P63"><text:span text:style-name="T63">Finalmente, </text:span><text:span text:style-name="T64">solo </text:span><text:span text:style-name="T62">para el </text:span><text:span text:style-name="T64">while de </text:span><text:span text:style-name="T62">calculaConPotencia</text:span><text:span text:style-name="T66">1 </text:span><text:span text:style-name="T64">(</text:span><text:span text:style-name="T54">obviando</text:span><text:span text:style-name="T65"> </text:span><text:span text:style-name="T64">la llamada a la funcion potencia</text:span><text:span text:style-name="T66">1</text:span><text:span text:style-name="T64">)</text:span><text:span text:style-name="T61">:</text:span><text:span text:style-name="T23"> </text:span><text:span text:style-name="T37">5</text:span><text:span text:style-name="T23"> + 2*N = </text:span><text:span text:style-name="T110">O(N) </text:span><text:span text:style-name="T141">o bien, una lineal.</text:span></text:p>
      <text:p text:style-name="P37"/>
      <text:p text:style-name="P20"><text:span text:style-name="T23">P</text:span><text:span text:style-name="T17">ara la funcion </text:span><text:span text:style-name="T6">potencia</text:span><text:span text:style-name="T12">1</text:span><text:span text:style-name="T24">,</text:span><text:span text:style-name="T6"> </text:span><text:span text:style-name="T24">tenemos:</text:span></text:p>
      <text:p text:style-name="P15"><text:span text:style-name="T19"/></text:p>
      <text:p text:style-name="P22"><text:span text:style-name="T7">L</text:span><text:span text:style-name="T1">inea 1</text:span><text:span text:style-name="T13">8</text:span><text:span text:style-name="T1">:</text:span><text:span text:style-name="T17"> </text:span><text:span text:style-name="T39">Se evalua la condicion de i == 0</text:span></text:p>
      <text:p text:style-name="P48">Linea 1<text:span text:style-name="T113">9</text:span><text:span text:style-name="T17">:</text:span> <text:span text:style-name="T39">Se evalua la condicion de i == 1</text:span></text:p>
      <text:p text:style-name="P47"><text:span text:style-name="T104">L</text:span>inea <text:span text:style-name="T113">20</text:span>:<text:span text:style-name="T17"> </text:span><text:span text:style-name="T44">Todos los if que contiene evaluan </text:span><text:span text:style-name="T39">si </text:span><text:span text:style-name="T114">“</text:span><text:span text:style-name="T117">i”</text:span><text:span text:style-name="T39"> es divisible con resto 0 por 2 (o sea si es </text:span><text:span text:style-name="T114">par</text:span><text:span text:style-name="T39">). De ser </text:span><text:span text:style-name="T114">verdadero, </text:span><text:span text:style-name="T39">devuelve una llamada</text:span><text:span text:style-name="T114"> recursiva</text:span><text:span text:style-name="T39">, en caso contrario (o sea, si es </text:span><text:span text:style-name="T114">impar</text:span><text:span text:style-name="T39">)</text:span><text:span text:style-name="T114"> tambien</text:span><text:span text:style-name="T39"> </text:span><text:span text:style-name="T40">va a </text:span><text:span text:style-name="T39">realiza</text:span><text:span text:style-name="T40">r</text:span><text:span text:style-name="T39"> una llamada </text:span><text:span text:style-name="T114">recursiva </text:span><text:span text:style-name="T41">(independientemente de los parametros)</text:span><text:span text:style-name="T39">. </text:span><text:span text:style-name="T42">Dado que en dichas llamadas recursivas </text:span><text:span text:style-name="T115">se divide el valor de i por la mitad</text:span><text:span text:style-name="T42">, quiere decir que se va a ejecutar la cantidad de veces que podamos dividir </text:span><text:span text:style-name="T115">i a la mitad</text:span><text:span text:style-name="T42">. Esto podemos calcularlo usando la funcion</text:span><text:span text:style-name="T115"> logaritmica (log)</text:span><text:span text:style-name="T42">.</text:span></text:p>
      <text:p text:style-name="P47"><text:span text:style-name="T42"/></text:p>
      <text:p text:style-name="P54"><text:span text:style-name="T17">P</text:span><text:span text:style-name="T43">or ejemplo, si a </text:span><text:span text:style-name="T116">calcularConPotencia1</text:span><text:span text:style-name="T43"> le pasaramos un valor </text:span><text:span text:style-name="T116">n = 8,</text:span><text:span text:style-name="T43"> </text:span><text:span text:style-name="T44">independientemente del valor de x, se ejecutara </text:span><text:span text:style-name="T117">potencia1</text:span><text:span text:style-name="T44"> solo 3 veces dado que </text:span><text:span text:style-name="T117">log</text:span><text:span text:style-name="T118">2</text:span><text:span text:style-name="T91"> (8) = 3.</text:span></text:p>
      <text:p text:style-name="P54"><text:span text:style-name="T44"/></text:p>
      <text:p text:style-name="P56"><text:span text:style-name="T46">Dado que </text:span><text:span text:style-name="T119">potencia1</text:span><text:span text:style-name="T46"> son “if” cases </text:span><text:span text:style-name="T47">con recursividad</text:span><text:span text:style-name="T46">, </text:span><text:span text:style-name="T47">podemos decir que para los mejores casos (0 y 1) es O(1), pero para los demas (los peores) va a ser O(Log N), </text:span><text:span text:style-name="T46">entonces tenemos </text:span><text:span text:style-name="T121">O(</text:span><text:span text:style-name="T119">Log N) </text:span><text:span text:style-name="T120">para potencia1.</text:span></text:p>
      <text:p text:style-name="P55"><text:span text:style-name="T44"/></text:p>
      <text:p text:style-name="P65"><text:span text:style-name="T23">D</text:span><text:span text:style-name="T50">ado que la llamada a </text:span><text:span text:style-name="T142">potencia1</text:span><text:span text:style-name="T50"> se hace </text:span><text:span text:style-name="T142">desde</text:span><text:span text:style-name="T50"> el while loop de </text:span><text:span text:style-name="T142">calculaConPotencia1</text:span><text:span text:style-name="T50">, </text:span><text:span text:style-name="T31">para el peor escenario siempre, </text:span><text:span text:style-name="T49">podemos</text:span><text:span text:style-name="T31"> </text:span><text:span text:style-name="T47">podemos decir que tenemos </text:span><text:span text:style-name="T86">O(N) * O(Log N)</text:span><text:span text:style-name="T82">.</text:span></text:p>
      <text:p text:style-name="P65"><text:span text:style-name="T85">F</text:span><text:span text:style-name="T84">inalmente para </text:span><text:span text:style-name="T74">calculaConPotencia</text:span><text:span text:style-name="T86">1, </text:span><text:span text:style-name="T100">la complejidad es </text:span><text:span text:style-name="T86">O(N Log 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2-11-24T22:46:29.008490294</dc:date>
    <meta:editing-duration>PT7H48M22S</meta:editing-duration>
    <meta:editing-cycles>100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239" meta:character-count="6821" meta:non-whitespace-character-count="5383"/>
  </office:meta>
</office:document-meta>
</file>